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text-properties fo:font-weight="normal" officeooo:rsid="003c7a9e" officeooo:paragraph-rsid="0013f844" style:font-weight-asian="normal" style:font-weight-complex="normal"/>
    </style:style>
    <style:style style:name="P2" style:family="paragraph" style:parent-style-name="Standard">
      <style:text-properties fo:font-weight="bold" officeooo:rsid="003c7a9e" officeooo:paragraph-rsid="0013f844" style:font-weight-asian="bold" style:font-weight-complex="bold"/>
    </style:style>
    <style:style style:name="P3" style:family="paragraph" style:parent-style-name="Standard">
      <style:text-properties fo:font-weight="bold" officeooo:rsid="0021b764" officeooo:paragraph-rsid="00157673" style:font-weight-asian="bold" style:font-weight-complex="bold"/>
    </style:style>
    <style:style style:name="P4" style:family="paragraph" style:parent-style-name="Standard">
      <style:text-properties fo:font-weight="bold" officeooo:rsid="002c6ed8" officeooo:paragraph-rsid="00157673" style:font-weight-asian="bold" style:font-weight-complex="bold"/>
    </style:style>
    <style:style style:name="P5" style:family="paragraph" style:parent-style-name="Standard">
      <style:text-properties fo:font-weight="bold" officeooo:rsid="001955a9" officeooo:paragraph-rsid="0019a649" style:font-weight-asian="bold" style:font-weight-complex="bold"/>
    </style:style>
    <style:style style:name="P6" style:family="paragraph" style:parent-style-name="Standard">
      <style:text-properties fo:font-weight="bold" officeooo:rsid="001955a9" officeooo:paragraph-rsid="001955a9" style:font-weight-asian="bold" style:font-weight-complex="bold"/>
    </style:style>
    <style:style style:name="P7" style:family="paragraph" style:parent-style-name="Standard">
      <style:text-properties fo:font-weight="bold" officeooo:rsid="001ada0b" officeooo:paragraph-rsid="001ada0b" style:font-weight-asian="bold" style:font-weight-complex="bold"/>
    </style:style>
    <style:style style:name="P8" style:family="paragraph" style:parent-style-name="Standard">
      <style:text-properties fo:font-weight="bold" officeooo:rsid="001caa83" officeooo:paragraph-rsid="001caa83" style:font-weight-asian="bold" style:font-weight-complex="bold"/>
    </style:style>
    <style:style style:name="P9" style:family="paragraph" style:parent-style-name="Standard">
      <style:text-properties fo:font-weight="bold" officeooo:rsid="001f7b9c" officeooo:paragraph-rsid="001f7b9c" style:font-weight-asian="bold" style:font-weight-complex="bold"/>
    </style:style>
    <style:style style:name="P10" style:family="paragraph" style:parent-style-name="Standard">
      <style:text-properties fo:font-weight="bold" officeooo:rsid="0017f49a" officeooo:paragraph-rsid="0017f49a" fo:background-color="#ffff00" style:font-weight-asian="bold" style:font-weight-complex="bold"/>
    </style:style>
    <style:style style:name="P11" style:family="paragraph" style:parent-style-name="Standard">
      <style:text-properties officeooo:rsid="001ded0d" officeooo:paragraph-rsid="00157673"/>
    </style:style>
    <style:style style:name="P12" style:family="paragraph" style:parent-style-name="Standard">
      <style:text-properties officeooo:rsid="001ded0d" officeooo:paragraph-rsid="001955a9"/>
    </style:style>
    <style:style style:name="P13" style:family="paragraph" style:parent-style-name="Standard">
      <style:text-properties officeooo:rsid="00230a32" officeooo:paragraph-rsid="00157673"/>
    </style:style>
    <style:style style:name="P14" style:family="paragraph" style:parent-style-name="Standard">
      <style:text-properties officeooo:rsid="002c6ed8" officeooo:paragraph-rsid="00157673"/>
    </style:style>
    <style:style style:name="P15" style:family="paragraph" style:parent-style-name="Standard">
      <style:text-properties officeooo:paragraph-rsid="00157673"/>
    </style:style>
    <style:style style:name="P16" style:family="paragraph" style:parent-style-name="Standard">
      <style:paragraph-properties fo:text-align="center" style:justify-single-word="false"/>
      <style:text-properties fo:font-size="18pt" fo:font-weight="bold" officeooo:rsid="001955a9" officeooo:paragraph-rsid="001955a9" fo:background-color="#ffff00" style:font-size-asian="18pt" style:font-weight-asian="bold" style:font-size-complex="18pt" style:font-weight-complex="bold"/>
    </style:style>
    <style:style style:name="P17" style:family="paragraph" style:parent-style-name="Standard">
      <style:text-properties officeooo:rsid="001ada0b" officeooo:paragraph-rsid="001ada0b"/>
    </style:style>
    <style:style style:name="P18" style:family="paragraph" style:parent-style-name="Standard">
      <style:text-properties officeooo:rsid="001ada0b" officeooo:paragraph-rsid="0021307c"/>
    </style:style>
    <style:style style:name="P19" style:family="paragraph" style:parent-style-name="Standard">
      <style:text-properties officeooo:rsid="001b297b" officeooo:paragraph-rsid="001ada0b"/>
    </style:style>
    <style:style style:name="P20" style:family="paragraph" style:parent-style-name="Standard">
      <style:text-properties officeooo:rsid="001b297b" officeooo:paragraph-rsid="001caa83"/>
    </style:style>
    <style:style style:name="P21" style:family="paragraph" style:parent-style-name="Standard">
      <style:text-properties officeooo:rsid="001caa83" officeooo:paragraph-rsid="001caa83"/>
    </style:style>
    <style:style style:name="P22" style:family="paragraph" style:parent-style-name="Standard">
      <style:text-properties officeooo:rsid="001f7b9c" officeooo:paragraph-rsid="001f7b9c"/>
    </style:style>
    <style:style style:name="P23" style:family="paragraph" style:parent-style-name="Standard">
      <style:text-properties fo:font-size="8pt" officeooo:rsid="001f7b9c" officeooo:paragraph-rsid="001f7b9c" style:font-size-asian="8pt" style:font-size-complex="8pt"/>
    </style:style>
    <style:style style:name="P24" style:family="paragraph" style:parent-style-name="Standard">
      <style:text-properties officeooo:rsid="0021cdd5" officeooo:paragraph-rsid="0021cdd5"/>
    </style:style>
    <style:style style:name="P25" style:family="paragraph" style:parent-style-name="Standard">
      <style:text-properties officeooo:rsid="00235671" officeooo:paragraph-rsid="00235671"/>
    </style:style>
    <style:style style:name="P26" style:family="paragraph" style:parent-style-name="Standard">
      <style:text-properties fo:font-weight="bold" officeooo:rsid="0027c2d6" officeooo:paragraph-rsid="0027c2d6" style:font-weight-asian="bold" style:font-weight-complex="bold"/>
    </style:style>
    <style:style style:name="P27" style:family="paragraph" style:parent-style-name="Standard">
      <style:text-properties fo:font-weight="bold" officeooo:rsid="0028e857" officeooo:paragraph-rsid="0028e857" style:font-weight-asian="bold" style:font-weight-complex="bold"/>
    </style:style>
    <style:style style:name="P28" style:family="paragraph" style:parent-style-name="Standard">
      <style:text-properties officeooo:rsid="001caa83" officeooo:paragraph-rsid="001caa83"/>
    </style:style>
    <style:style style:name="P29" style:family="paragraph" style:parent-style-name="Standard">
      <style:text-properties officeooo:rsid="0028e857" officeooo:paragraph-rsid="0028e857"/>
    </style:style>
    <style:style style:name="P30" style:family="paragraph" style:parent-style-name="Standard">
      <style:text-properties officeooo:rsid="001ded0d" officeooo:paragraph-rsid="0028e857"/>
    </style:style>
    <style:style style:name="T1" style:family="text">
      <style:text-properties officeooo:rsid="0021b764"/>
    </style:style>
    <style:style style:name="T2" style:family="text">
      <style:text-properties officeooo:rsid="00230a32"/>
    </style:style>
    <style:style style:name="T3" style:family="text">
      <style:text-properties fo:font-weight="bold" style:font-weight-asian="bold" style:font-weight-complex="bold"/>
    </style:style>
    <style:style style:name="T4" style:family="text">
      <style:text-properties officeooo:rsid="00174249"/>
    </style:style>
    <style:style style:name="T5" style:family="text">
      <style:text-properties officeooo:rsid="001955a9"/>
    </style:style>
    <style:style style:name="T6" style:family="text">
      <style:text-properties fo:font-weight="normal" style:font-weight-asian="normal" style:font-weight-complex="normal"/>
    </style:style>
    <style:style style:name="T7" style:family="text">
      <style:text-properties fo:font-weight="normal" officeooo:rsid="0019a649" style:font-weight-asian="normal" style:font-weight-complex="normal"/>
    </style:style>
    <style:style style:name="T8" style:family="text">
      <style:text-properties fo:font-weight="normal" officeooo:rsid="001ded0d" style:font-weight-asian="normal" style:font-weight-complex="normal"/>
    </style:style>
    <style:style style:name="T9" style:family="text">
      <style:text-properties officeooo:rsid="0019a649"/>
    </style:style>
    <style:style style:name="T10" style:family="text">
      <style:text-properties officeooo:rsid="001ada0b"/>
    </style:style>
    <style:style style:name="T11" style:family="text">
      <style:text-properties officeooo:rsid="001caa83"/>
    </style:style>
    <style:style style:name="T12" style:family="text">
      <style:text-properties officeooo:rsid="001ded0d"/>
    </style:style>
    <style:style style:name="T13" style:family="text">
      <style:text-properties officeooo:rsid="0022b9f5"/>
    </style:style>
    <style:style style:name="T14" style:family="text">
      <style:text-properties officeooo:rsid="00251f7d"/>
    </style:style>
    <style:style style:name="T15" style:family="text">
      <style:text-properties officeooo:rsid="002670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Questions:</text:p>
      <text:p text:style-name="P2"/>
      <text:p text:style-name="P2">Jenkins:</text:p>
      <text:p text:style-name="P1">User: <text:s/>admin</text:p>
      <text:p text:style-name="P1">Password: <text:a xlink:type="simple" xlink:href="mailto:hN5N1K1%5Edy@8" text:style-name="Internet_20_link" text:visited-style-name="Visited_20_Internet_20_Link">hN5N1K1^dy@8</text:a></text:p>
      <text:p text:style-name="P1"/>
      <text:p text:style-name="P3">Tutorials/Procedures/Best Practices:</text:p>
      <text:p text:style-name="P15"><text:a xlink:type="simple" xlink:href="https://github.com/imthenachoman/How-To-Secure-A-Linux-Server" text:style-name="Internet_20_link" text:visited-style-name="Visited_20_Internet_20_Link"><text:span text:style-name="T1">How to secure a Linux server</text:span></text:a></text:p>
      <text:p text:style-name="P15"><text:a xlink:type="simple" xlink:href="https://twitter.com/sidpalas/status/1634194026500096000" text:style-name="Internet_20_link" text:visited-style-name="Visited_20_Internet_20_Link"><text:span text:style-name="T2">Secure Docker Containers</text:span></text:a></text:p>
      <text:p text:style-name="P15"><text:a xlink:type="simple" xlink:href="https://blog.brainboard.co/chatgpt-for-devops-best-practices-use-cases-and-warnings-487b02acba3" text:style-name="Internet_20_link" text:visited-style-name="Visited_20_Internet_20_Link"/></text:p>
      <text:p text:style-name="P15"><text:a xlink:type="simple" xlink:href="https://blog.brainboard.co/chatgpt-for-devops-best-practices-use-cases-and-warnings-487b02acba3" text:style-name="Internet_20_link" text:visited-style-name="Visited_20_Internet_20_Link"><text:span text:style-name="T2">ChatGPT for DevOps: Best practices</text:span></text:a></text:p>
      <text:p text:style-name="P15"><text:a xlink:type="simple" xlink:href="https://awstip.com/kubernetes-chaos-monkey-a-scheduled-random-pod-deletion-python-script-for-testing-cluster-6eac429554b2" text:style-name="Internet_20_link" text:visited-style-name="Visited_20_Internet_20_Link"><text:span text:style-name="T4">K8s kaos monkey</text:span></text:a></text:p>
      <text:p text:style-name="P13"><text:a xlink:type="simple" xlink:href="https://twitter.com/alexxubyte/status/1638567471857958913" text:style-name="Internet_20_link" text:visited-style-name="Visited_20_Internet_20_Link">HTTP Status codes</text:a></text:p>
      <text:p text:style-name="P15"><text:a xlink:type="simple" xlink:href="https://blog.devgenius.io/devops-in-linux-systemd-introduction-db7f49cb566b" text:style-name="Internet_20_link" text:visited-style-name="Visited_20_Internet_20_Link"><text:span text:style-name="T2">SystemD</text:span></text:a></text:p>
      <text:p text:style-name="P11"/>
      <text:p text:style-name="P11">------------------------------------------------------------------------------------------------------</text:p>
      <text:p text:style-name="P14">The most complete project:</text:p>
      <text:p text:style-name="P14"><text:span text:style-name="T3">Question:</text:span> Create a real life project for learning purposes using this technologies and the ones more used in devops:</text:p>
      <text:p text:style-name="P14"/>
      <text:p text:style-name="P14">DevOps, CI/CD, Jenkins, Python, Kubernetes, Docker, Helm, ArgoCD, Nginx as webserver, Terraform, Prometheus, Ansible, Grafana, Elasticsearch, Logstash, Security on Docker, the environment, Linux, etc., APIs, Jira, integration with Discord, QA, Staging, Prod environments.</text:p>
      <text:p text:style-name="P14"/>
      <text:p text:style-name="P4">Answer:</text:p>
      <text:p text:style-name="P11">Project: CI/CD Pipeline for a Web Application with Kubernetes, Docker, Jenkins, and DevOps Tools</text:p>
      <text:p text:style-name="P11"/>
      <text:p text:style-name="P11">Objective:</text:p>
      <text:p text:style-name="P11">The objective of this project is to build an end-to-end CI/CD pipeline for a web application using various DevOps tools and technologies. The pipeline will include code version control, automated builds, testing, deployment to multiple environments, monitoring, logging, security, and integration with external tools.</text:p>
      <text:p text:style-name="P11"/>
      <text:p text:style-name="P11">Technologies and Tools:</text:p>
      <text:p text:style-name="P11"/>
      <text:p text:style-name="P11">DevOps principles and practices</text:p>
      <text:p text:style-name="P11">Git for version control</text:p>
      <text:p text:style-name="P11">Jenkins for continuous integration and continuous deployment</text:p>
      <text:p text:style-name="P11">Python for application development</text:p>
      <text:p text:style-name="P11">Kubernetes for container orchestration</text:p>
      <text:p text:style-name="P11">Docker for containerization</text:p>
      <text:p text:style-name="P11">Helm for package management in Kubernetes</text:p>
      <text:p text:style-name="P11">ArgoCD for GitOps-based deployment and management of Kubernetes applications</text:p>
      <text:p text:style-name="P11">Nginx as the web server</text:p>
      <text:p text:style-name="P11">Terraform for infrastructure provisioning and management</text:p>
      <text:p text:style-name="P11">Prometheus for monitoring and alerting</text:p>
      <text:p text:style-name="P11">Grafana for visualization of monitoring metrics</text:p>
      <text:p text:style-name="P11">Elasticsearch for log storage and indexing</text:p>
      <text:p text:style-name="P11">Logstash for log aggregation and parsing</text:p>
      <text:p text:style-name="P11">Security measures for Docker, Linux, and the environment</text:p>
      <text:p text:style-name="P11">API integration for external systems (Jira, Discord)</text:p>
      <text:p text:style-name="P11"><text:soft-page-break/>Multiple environments: QA, Staging, and Production</text:p>
      <text:p text:style-name="P11">Project Steps:</text:p>
      <text:p text:style-name="P11"/>
      <text:p text:style-name="P11">Set up Git Repository:</text:p>
      <text:p text:style-name="P11"/>
      <text:p text:style-name="P11">Create a Git repository to store the source code of the web application.</text:p>
      <text:p text:style-name="P11">Initialize the repository with the initial application code.</text:p>
      <text:p text:style-name="P11">Configure Jenkins:</text:p>
      <text:p text:style-name="P11"/>
      <text:p text:style-name="P11">Install and configure Jenkins CI/CD server.</text:p>
      <text:p text:style-name="P11">Set up necessary plugins for Git integration, build automation, and deployment.</text:p>
      <text:p text:style-name="P11">Configure Jenkins jobs for automated builds, testing, and deployment.</text:p>
      <text:p text:style-name="P11">Develop the Web Application:</text:p>
      <text:p text:style-name="P11"/>
      <text:p text:style-name="P11">Use Python to develop the web application.</text:p>
      <text:p text:style-name="P11">Implement necessary features and functionality.</text:p>
      <text:p text:style-name="P11">Write unit tests for the application.</text:p>
      <text:p text:style-name="P11">Containerize the Application:</text:p>
      <text:p text:style-name="P11"/>
      <text:p text:style-name="P11">Create a Dockerfile to package the web application into a Docker image.</text:p>
      <text:p text:style-name="P11">Build the Docker image and push it to a container registry.</text:p>
      <text:p text:style-name="P11">Provision Kubernetes Cluster:</text:p>
      <text:p text:style-name="P11"/>
      <text:p text:style-name="P11">Use Terraform to provision a Kubernetes cluster on a cloud provider (e.g., AWS, GCP).</text:p>
      <text:p text:style-name="P11">Set up necessary networking, security, and infrastructure components.</text:p>
      <text:p text:style-name="P11">Deploy to QA Environment:</text:p>
      <text:p text:style-name="P11"/>
      <text:p text:style-name="P11">Use Jenkins to deploy the web application to the QA environment.</text:p>
      <text:p text:style-name="P11">Configure the deployment pipeline to trigger automatically on code commits.</text:p>
      <text:p text:style-name="P11">Set up automated testing (unit tests, integration tests) for the QA environment.</text:p>
      <text:p text:style-name="P11">Deploy to Staging Environment:</text:p>
      <text:p text:style-name="P11"/>
      <text:p text:style-name="P11">Set up a separate staging environment to mimic the production environment.</text:p>
      <text:p text:style-name="P11">Configure Jenkins to deploy the web application to the staging environment.</text:p>
      <text:p text:style-name="P11">Perform additional testing, including load testing and performance testing.</text:p>
      <text:p text:style-name="P11">Implement Production Deployment:</text:p>
      <text:p text:style-name="P11"/>
      <text:p text:style-name="P11">Configure Jenkins to deploy the web application to the production environment.</text:p>
      <text:p text:style-name="P11">Implement a release process, including manual or automated approvals.</text:p>
      <text:p text:style-name="P11">Implement rollback mechanisms in case of deployment failures.</text:p>
      <text:p text:style-name="P11">Implement Monitoring and Logging:</text:p>
      <text:p text:style-name="P11"/>
      <text:p text:style-name="P11">Set up Prometheus for monitoring the application and infrastructure metrics.</text:p>
      <text:p text:style-name="P11">Configure Grafana for visualization of monitoring metrics and create dashboards.</text:p>
      <text:p text:style-name="P11">Implement log aggregation using Elasticsearch and Logstash.</text:p>
      <text:p text:style-name="P11">Set up log parsing and indexing for easy search and analysis.</text:p>
      <text:p text:style-name="P11">Implement Security Measures:</text:p>
      <text:p text:style-name="P11"/>
      <text:p text:style-name="P11">Implement security best practices for Docker containers.</text:p>
      <text:p text:style-name="P11">Apply security configurations and hardening measures to the Linux environment.</text:p>
      <text:p text:style-name="P11">Implement network security measures, such as firewalls and access controls.</text:p>
      <text:p text:style-name="P11">Integrate with External Tools:</text:p>
      <text:p text:style-name="P11"><text:soft-page-break/></text:p>
      <text:p text:style-name="P11">Integrate with Jira for issue tracking and project management.</text:p>
      <text:p text:style-name="P11">Integrate with Discord for team communication and notifications.</text:p>
      <text:p text:style-name="P11">Create QA, Staging, and Prod Environments:</text:p>
      <text:p text:style-name="P11"/>
      <text:p text:style-name="P11">Use Terraform to provision separate environments for QA, Staging, and Production.</text:p>
      <text:p text:style-name="P11">Configure the necessary infrastructure components for each environment.</text:p>
      <text:p text:style-name="P11">This project will provide hands-o<text:span text:style-name="T5">n.</text:span></text:p>
      <text:p text:style-name="P11"/>
      <text:p text:style-name="P30">------------------------------------------------------------------------------------------------------</text:p>
      <text:p text:style-name="P27">New request adding DevSecOps:</text:p>
      <text:p text:style-name="P29"><text:span text:style-name="T3"/></text:p>
      <text:p text:style-name="P29"><text:span text:style-name="T3">Question asked:</text:span></text:p>
      <text:p text:style-name="P29">You are a DevOps Senior engineer, a DevSecOps Senior engineer and a Sysadmin Senior engineer, crate a real life project for learning purposes using the following technologies and the oner more used in Devops and DevSecOps: </text:p>
      <text:p text:style-name="P29"/>
      <text:p text:style-name="P29">DevOps,DevSecOps, CI/CD, Jenkins, Python, Kubernetes, Docker, Helm, ArgoCD, Nginx as webserver, Terraform, Prometheus, Ansible, Grafana, Elasticsearch, Logstash, Security on Docker, the environment, Linux, etc., APIs, Jira, integration with Discord, QA, Staging, Prod environments.</text:p>
      <text:p text:style-name="P29"/>
      <text:p text:style-name="P29"><text:span text:style-name="T3">Answer: </text:span>Project Title: End-to-End CI/CD Pipeline with DevSecOps Practices</text:p>
      <text:p text:style-name="P29"/>
      <text:p text:style-name="P29">Objective: Build a robust and secure CI/CD pipeline for a web application using a wide range of DevOps and DevSecOps technologies. The pipeline will include code version control, automated builds, testing, containerization, deployment to multiple environments, monitoring, logging, security measures, and integration with external tools.</text:p>
      <text:p text:style-name="P29"/>
      <text:p text:style-name="P27">Technologies and Tools:</text:p>
      <text:p text:style-name="P29"/>
      <text:p text:style-name="P29">DevOps and DevSecOps Principles and Practices</text:p>
      <text:p text:style-name="P29">CI/CD:</text:p>
      <text:p text:style-name="P29">Jenkins: Continuous Integration and Continuous Deployment server</text:p>
      <text:p text:style-name="P29">Git: Version control system for source code management</text:p>
      <text:p text:style-name="P29">Python: Programming language for application development</text:p>
      <text:p text:style-name="P29">Containerization and Orchestration:</text:p>
      <text:p text:style-name="P29">Kubernetes: Container orchestration platform</text:p>
      <text:p text:style-name="P29">Docker: Containerization tool</text:p>
      <text:p text:style-name="P29">Helm: Package management for Kubernetes applications</text:p>
      <text:p text:style-name="P29">ArgoCD: GitOps-based deployment and management of Kubernetes applications</text:p>
      <text:p text:style-name="P29">Web Server and Reverse Proxy:</text:p>
      <text:p text:style-name="P29">Nginx: Web server and reverse proxy for handling HTTP requests</text:p>
      <text:p text:style-name="P29">Infrastructure Provisioning and Management:</text:p>
      <text:p text:style-name="P29">Terraform: Infrastructure provisioning and management tool</text:p>
      <text:p text:style-name="P29">Monitoring and Alerting:</text:p>
      <text:p text:style-name="P29">Prometheus: Monitoring and alerting system</text:p>
      <text:p text:style-name="P29">Grafana: Visualization of monitoring metrics</text:p>
      <text:p text:style-name="P29">Logging and Log Management:</text:p>
      <text:p text:style-name="P29">Elasticsearch: Log storage and indexing</text:p>
      <text:p text:style-name="P29">Logstash: Log aggregation and parsing</text:p>
      <text:p text:style-name="P29">Security:</text:p>
      <text:p text:style-name="P29">Docker Security: Implementing security measures for Docker containers</text:p>
      <text:p text:style-name="P29"><text:soft-page-break/>Linux Security: Applying security configurations and hardening measures to Linux environments</text:p>
      <text:p text:style-name="P29">Automation and Configuration Management:</text:p>
      <text:p text:style-name="P29">Ansible: Automation and configuration management tool</text:p>
      <text:p text:style-name="P29">External Tools and Integrations:</text:p>
      <text:p text:style-name="P29">Jira: Issue tracking and project management integration</text:p>
      <text:p text:style-name="P29">Discord: Team communication and notifications integration</text:p>
      <text:p text:style-name="P29">Multiple Environments:</text:p>
      <text:p text:style-name="P29">QA (Quality Assurance)</text:p>
      <text:p text:style-name="P29">Staging</text:p>
      <text:p text:style-name="P29">Production</text:p>
      <text:p text:style-name="P29">Project Steps:</text:p>
      <text:p text:style-name="P29"/>
      <text:p text:style-name="P29">Set up Git Repository:</text:p>
      <text:p text:style-name="P29">Create a Git repository to store the source code of the web application.</text:p>
      <text:p text:style-name="P29">Initialize the repository with the initial application code.</text:p>
      <text:p text:style-name="P29">Configure Jenkins:</text:p>
      <text:p text:style-name="P29">Install and configure Jenkins CI/CD server.</text:p>
      <text:p text:style-name="P29">Set up necessary plugins for Git integration, build automation, and deployment.</text:p>
      <text:p text:style-name="P29">Configure Jenkins jobs for automated builds, testing, and deployment.</text:p>
      <text:p text:style-name="P29">Develop the Web Application:</text:p>
      <text:p text:style-name="P29">Use Python to develop the web application.</text:p>
      <text:p text:style-name="P29">Implement necessary features and functionality.</text:p>
      <text:p text:style-name="P29">Write unit tests for the application.</text:p>
      <text:p text:style-name="P29">Containerize the Application:</text:p>
      <text:p text:style-name="P29">Create Dockerfile(s) to package the web application into Docker image(s).</text:p>
      <text:p text:style-name="P29">Build the Docker image(s) and push them to a container registry.</text:p>
      <text:p text:style-name="P29">Provision Kubernetes Cluster:</text:p>
      <text:p text:style-name="P29">Use Terraform to provision a Kubernetes cluster on a cloud provider (e.g., AWS, GCP).</text:p>
      <text:p text:style-name="P29">Set up necessary networking, security, and infrastructure components.</text:p>
      <text:p text:style-name="P29">Deploy to QA Environment:</text:p>
      <text:p text:style-name="P29">Use Jenkins to deploy the web application to the QA environment.</text:p>
      <text:p text:style-name="P29">Configure the deployment pipeline to trigger automatically on code commits.</text:p>
      <text:p text:style-name="P29">Set up automated testing (unit tests, integration tests) for the QA environment.</text:p>
      <text:p text:style-name="P29">Deploy to Staging Environment:</text:p>
      <text:p text:style-name="P29">Set up a separate staging environment to mimic the production environment.</text:p>
      <text:p text:style-name="P29">Configure Jenkins to deploy the web application to the staging environment.</text:p>
      <text:p text:style-name="P29">Perform additional testing, including load testing and performance testing.</text:p>
      <text:p text:style-name="P29">Implement Production Deployment:</text:p>
      <text:p text:style-name="P29">Configure Jenkins to deploy the web application to the production environment.</text:p>
      <text:p text:style-name="P29">Implement a release process, including manual or automated approvals.</text:p>
      <text:p text:style-name="P29">Implement rollback mechanisms in case of deployment failures.</text:p>
      <text:p text:style-name="P29">Implement Monitoring and Alerting:</text:p>
      <text:p text:style-name="P29">Set up Prometheus for monitoring application and infrastructure metrics.</text:p>
      <text:p text:style-name="P29">Configure Grafana for visualization of monitoring metrics and create dashboards.</text:p>
      <text:p text:style-name="P29"/>
      <text:p text:style-name="P29"/>
      <text:p text:style-name="P29"/>
      <text:p text:style-name="P12">------------------------------------------------------------------------------------------------------</text:p>
      <text:p text:style-name="P16">Docker:</text:p>
      <text:p text:style-name="P12"/>
      <text:p text:style-name="P5">Create Nginx container:<text:span text:style-name="T6"> </text:span><text:span text:style-name="T7">Which mounts the local directory .../wiki/nginx to the container</text:span><text:span text:style-name="T8"> /usr/share/nginx/html</text:span></text:p>
      <text:p text:style-name="P6"><text:soft-page-break/></text:p>
      <text:p text:style-name="P26">This command have worked:<text:span text:style-name="T7"/></text:p>
      <text:p text:style-name="P12">docker run -d -p <text:span text:style-name="T10">9</text:span>0<text:span text:style-name="T10">9</text:span>0:80 --name my-nginx \ </text:p>
      <text:p text:style-name="P12">-v /Users/joaquim/Documents/docker/wiki/<text:span text:style-name="T9">nginx</text:span>:/usr/share/nginx/html \</text:p>
      <text:p text:style-name="P11">nginx:latest</text:p>
      <text:p text:style-name="P11"/>
      <text:p text:style-name="P7">Where are the files in the container:</text:p>
      <text:p text:style-name="P17">/usr/share/nginx/html <text:s/>→ <text:span text:style-name="T11">the website files </text:span><text:span text:style-name="T13">inside the container</text:span></text:p>
      <text:p text:style-name="P17">/<text:span text:style-name="T11">etc/nginx <text:s text:c="19"/>→ the configuration files </text:span><text:span text:style-name="T13">inside the container</text:span></text:p>
      <text:p text:style-name="P19"/>
      <text:p text:style-name="P19"/>
      <text:p text:style-name="P8">What do you need to mount:<text:span text:style-name="T6"> in your local machine, also called: Create a Volume.</text:span></text:p>
      <text:p text:style-name="P20"/>
      <text:p text:style-name="P20"><text:span text:style-name="T10">/usr/share/nginx/html <text:s text:c="2"/>→ </text:span><text:span text:style-name="T14">any change here is not necessary to restart nginx to apply it</text:span></text:p>
      <text:p text:style-name="P21">and </text:p>
      <text:p text:style-name="P18">/<text:span text:style-name="T11">etc/nginx<text:tab/><text:tab/> <text:s/></text:span>→ <text:span text:style-name="T14">you have to restart nginx service to apply any change here.</text:span></text:p>
      <text:p text:style-name="P21"/>
      <text:p text:style-name="P21">This will synchronize the local machine folder with the one in the container. Any change in any of both sides will be changed in the other side automatically. </text:p>
      <text:p text:style-name="P21"/>
      <text:p text:style-name="P24"><text:span text:style-name="T3">Command:</text:span> This would be the command.</text:p>
      <text:p text:style-name="P24">docker run -d -p 9090:80 \</text:p>
      <text:p text:style-name="P24"><text:s text:c="2"/>--name my-nginx \</text:p>
      <text:p text:style-name="P24"><text:s text:c="2"/>-v /Users/joaquim/Documents/docker/wiki/nginx:/usr/share/nginx/html \</text:p>
      <text:p text:style-name="P24"><text:s text:c="2"/>-v /Users/joaquim/Documents/docker/wiki/nginx:/etc/nginx \</text:p>
      <text:p text:style-name="P24"><text:s text:c="2"/>nginx:latest</text:p>
      <text:p text:style-name="P21"/>
      <text:p text:style-name="P9">Create your first website:</text:p>
      <text:p text:style-name="P22">Once the container is running go to: <text:s/><text:span text:style-name="T12">/Users/joaquim/Documents/docker/wiki/</text:span><text:span text:style-name="T9">nginx</text:span></text:p>
      <text:p text:style-name="P22">and create the index.html</text:p>
      <text:p text:style-name="P22"/>
      <text:p text:style-name="P23">&lt;!DOCTYPE html&gt;</text:p>
      <text:p text:style-name="P23">&lt;html&gt;</text:p>
      <text:p text:style-name="P23"><text:s text:c="2"/>&lt;head&gt;</text:p>
      <text:p text:style-name="P23"><text:s text:c="4"/>&lt;title&gt;Hello World&lt;/title&gt;</text:p>
      <text:p text:style-name="P23"><text:s text:c="2"/>&lt;/head&gt;</text:p>
      <text:p text:style-name="P23"><text:s text:c="2"/>&lt;body&gt;</text:p>
      <text:p text:style-name="P23"><text:s text:c="4"/>&lt;h1&gt;Hello, world!&lt;/h1&gt;</text:p>
      <text:p text:style-name="P23"><text:s text:c="2"/>&lt;/body&gt;</text:p>
      <text:p text:style-name="P23">&lt;/html&gt;</text:p>
      <text:p text:style-name="P11"/>
      <text:p text:style-name="P25">Is <text:span text:style-name="T3">NOT</text:span> necessary to restart the service, just refresh the browser.</text:p>
      <text:p text:style-name="P11"/>
      <text:p text:style-name="P11"/>
      <text:p text:style-name="P11"/>
      <text:p text:style-name="P11"/>
      <text:p text:style-name="P11">version: '3'</text:p>
      <text:p text:style-name="P11">services:</text:p>
      <text:p text:style-name="P11"><text:s text:c="2"/>nginx:</text:p>
      <text:p text:style-name="P11"><text:s text:c="4"/>image: nginx:<text:span text:style-name="T15">latest</text:span></text:p>
      <text:p text:style-name="P11"><text:s text:c="4"/>ports:</text:p>
      <text:p text:style-name="P11"><text:s text:c="6"/>- 9090:80</text:p>
      <text:p text:style-name="P11"><text:s text:c="4"/>volumes:</text:p>
      <text:p text:style-name="P11"><text:s text:c="6"/>- /Users/joaquim/Documents/docker/wiki/nginx:/usr/share/nginx/html</text:p>
      <text:p text:style-name="P11"><text:s text:c="6"/>- /Users/joaquim/Documents/docker/wiki/nginx:/etc/nginx</text:p>
      <text:p text:style-name="P11"><text:soft-page-break/><text:s text:c="4"/>depends_on:</text:p>
      <text:p text:style-name="P11"><text:s text:c="6"/>- mariadb</text:p>
      <text:p text:style-name="P11"><text:s text:c="4"/>networks:</text:p>
      <text:p text:style-name="P11"><text:s text:c="6"/>- mynetwork</text:p>
      <text:p text:style-name="P11"/>
      <text:p text:style-name="P11"><text:s text:c="2"/>php:</text:p>
      <text:p text:style-name="P11"><text:s text:c="4"/>image: php:7.4-fpm</text:p>
      <text:p text:style-name="P11"><text:s text:c="4"/>volumes:</text:p>
      <text:p text:style-name="P11"><text:s text:c="6"/>- /Users/joaquim/Documents/docker/wiki/nginx:/var/www/html</text:p>
      <text:p text:style-name="P11"><text:s text:c="4"/>depends_on:</text:p>
      <text:p text:style-name="P11"><text:s text:c="6"/>- mariadb</text:p>
      <text:p text:style-name="P11"><text:s text:c="4"/>networks:</text:p>
      <text:p text:style-name="P11"><text:s text:c="6"/>- mynetwork</text:p>
      <text:p text:style-name="P11"/>
      <text:p text:style-name="P11"><text:s text:c="2"/>mariadb:</text:p>
      <text:p text:style-name="P11"><text:s text:c="4"/>image: mariadb:latest</text:p>
      <text:p text:style-name="P11"><text:s text:c="4"/>volumes:</text:p>
      <text:p text:style-name="P11"><text:s text:c="6"/>- /Users/joaquim/Documents/docker/wiki/mariadb:/var/lib/mysql</text:p>
      <text:p text:style-name="P11"><text:s text:c="4"/>environment:</text:p>
      <text:p text:style-name="P11"><text:s text:c="6"/>- MYSQL_ROOT_PASSWORD=ih2!@q60@S#U876pW2q!</text:p>
      <text:p text:style-name="P11"><text:s text:c="6"/>- MYSQL_DATABASE=my_database</text:p>
      <text:p text:style-name="P11"><text:s text:c="6"/>- MYSQL_USER=my_user</text:p>
      <text:p text:style-name="P11"><text:s text:c="6"/>- MYSQL_PASSWORD=gGi!A%z0Dou0f!2m928W</text:p>
      <text:p text:style-name="P11"><text:s text:c="4"/>networks:</text:p>
      <text:p text:style-name="P11"><text:s text:c="6"/>- mynetwork</text:p>
      <text:p text:style-name="P11"/>
      <text:p text:style-name="P11">networks:</text:p>
      <text:p text:style-name="P11"><text:s text:c="2"/>mynetwork:</text:p>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5-16T16:50:02.116909594</meta:creation-date>
    <dc:date>2023-06-01T16:35:51.246161100</dc:date>
    <dc:creator>sdfgsdfg sdfgsdfgsd</dc:creator>
    <meta:editing-duration>PT4H29M51S</meta:editing-duration>
    <meta:editing-cycles>19</meta:editing-cycles>
    <meta:generator>LibreOffice/7.5.1.2$MacOSX_X86_64 LibreOffice_project/fcbaee479e84c6cd81291587d2ee68cba099e129</meta:generator>
    <meta:document-statistic meta:table-count="0" meta:image-count="0" meta:object-count="0" meta:page-count="6" meta:paragraph-count="224" meta:word-count="1383" meta:character-count="10950" meta:non-whitespace-character-count="9594"/>
  </office:meta>
</office:document-meta>
</file>